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19681FCE3C84530844A.png" manifest:media-type="image/png"/>
  <manifest:file-entry manifest:full-path="Pictures/2000016900001D76000017E99458C02C0829F463.svm" manifest:media-type="image/x-svm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Medium" svg:font-family="'Source Code Pro Medium'" style:font-family-generic="modern" style:font-pitch="variable"/>
    <style:font-face style:name="Source Code Pro Medium1" svg:font-family="'Source Code Pro Medium'" style:font-family-generic="modern" style:font-pitch="fixed"/>
    <style:font-face style:name="Source Code Pro Medium2" svg:font-family="'Source Code Pro Medium'" style:font-adornments="Regular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61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0.891cm" loext:decorative="fals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99cm" fo:min-width="0cm" loext:decorative="false"/>
    </style:style>
    <style:style style:name="gr7" style:family="graphic" style:parent-style-name="objectwithoutfill">
      <style:graphic-properties svg:stroke-width="0.051cm" draw:marker-start="Arrow" draw:marker-start-width="0.533cm" draw:marker-end="Arrow" draw:marker-end-width="0.584cm" draw:fill="none" draw:textarea-vertical-align="middle" fo:padding-top="0.15cm" fo:padding-bottom="0.15cm" fo:padding-left="0.275cm" fo:padding-right="0.275cm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Source Code Pro Medium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Source Code Pro Medium2" fo:font-size="42pt" fo:font-weight="normal"/>
    </style:style>
    <style:style style:name="P4" style:family="paragraph">
      <loext:graphic-properties draw:fill-color="#ffffff"/>
    </style:style>
    <style:style style:name="T1" style:family="text">
      <style:text-properties style:font-name="Source Code Pro Medium1"/>
    </style:style>
    <style:style style:name="T2" style:family="text">
      <style:text-properties style:font-name="Source Code Pro Medium2" fo:font-size="4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2cm" svg:height="9.863cm" svg:x="1.905cm" svg:y="4.107cm">
          <draw:text-box>
            <text:p><text:span text:style-name="T1">A &lt;- matrix(c(1, 2, 3,</text:span></text:p>
            <text:p><text:span text:style-name="T1"><text:s text:c="14"/></text:span><text:span text:style-name="T1">5, 4, 2), nrow = 2, byrow = TRUE)</text:span></text:p>
            <text:p><text:span text:style-name="T1"/></text:p>
            <text:p><text:span text:style-name="T1">B &lt;- matrix(c(1, 2, 3, 4,</text:span></text:p>
            <text:p><text:span text:style-name="T1"><text:s text:c="14"/></text:span><text:span text:style-name="T1">6, 8, 4, 2,</text:span></text:p>
            <text:p><text:span text:style-name="T1"><text:s text:c="14"/></text:span><text:span text:style-name="T1">3, 1, 3, 2), nrow = 3, byrow = TRUE)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1" draw:layer="layout" svg:width="11.43cm" svg:height="6.659cm" svg:x="1.905cm" svg:y="14.931cm">
          <draw:text-box>
            <text:p><text:span text:style-name="T1">A %*% B</text:span></text:p>
            <text:p><text:span text:style-name="T1"/></text:p>
            <text:p><text:span text:style-name="T1"><text:s text:c="5"/></text:span><text:span text:style-name="T1">[,1] [,2] [,3] [,4]</text:span></text:p>
            <text:p><text:span text:style-name="T1">[1,] <text:s text:c="2"/>22 <text:s text:c="2"/>21 <text:s text:c="2"/>20 <text:s text:c="2"/>14</text:span></text:p>
            <text:p><text:span text:style-name="T1">[2,] <text:s text:c="2"/>35 <text:s text:c="2"/>44 <text:s text:c="2"/>37 <text:s text:c="2"/>32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2" xml:id="id1" draw:id="id1" draw:layer="layout" svg:width="16.806cm" svg:height="13.639cm" svg:x="16.849cm" svg:y="9.525cm">
          <draw:image xlink:href="Pictures/2000016900001D76000017E99458C02C0829F463.svm" xlink:type="simple" xlink:show="embed" xlink:actuate="onLoad" draw:mime-type="image/x-svm">
            <text:p/>
          </draw:image>
          <draw:image xlink:href="Pictures/10000001000001F40000019681FCE3C84530844A.png" xlink:type="simple" xlink:show="embed" xlink:actuate="onLoad" draw:mime-type="image/png"/>
        </draw:frame>
        <draw:frame draw:style-name="gr4" draw:text-style-name="P3" draw:layer="layout" svg:width="1.391cm" svg:height="2.114cm" svg:x="21.59cm" svg:y="10.795cm">
          <draw:text-box>
            <text:p><text:span text:style-name="T2">*</text:span></text:p>
          </draw:text-box>
        </draw:frame>
        <draw:frame draw:style-name="gr4" draw:text-style-name="P3" draw:layer="layout" svg:width="1.391cm" svg:height="2.114cm" svg:x="24.765cm" svg:y="17.571cm">
          <draw:text-box>
            <text:p><text:span text:style-name="T2">+</text:span></text:p>
          </draw:text-box>
        </draw:frame>
        <draw:connector draw:style-name="gr5" draw:text-style-name="P2" draw:layer="layout" svg:x1="33.655cm" svg:y1="16.344cm" svg:x2="33.655cm" svg:y2="16.344cm" draw:start-shape="id1" draw:end-shape="id1" svg:d="M33655 16344z" svg:viewBox="0 0 1 1">
          <text:p/>
        </draw:connector>
        <draw:connector draw:style-name="gr5" draw:text-style-name="P2" draw:layer="layout" draw:type="curve" svg:x1="33.655cm" svg:y1="16.344cm" svg:x2="33.655cm" svg:y2="16.344cm" draw:start-shape="id1" draw:end-shape="id1" svg:d="M33655 16344z" svg:viewBox="0 0 1 1">
          <text:p/>
        </draw:connector>
        <draw:custom-shape draw:style-name="gr6" draw:text-style-name="P2" xml:id="id2" draw:id="id2" draw:layer="layout" svg:width="0.635cm" svg:height="0.635cm" svg:x="21.352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635cm" svg:height="0.635cm" svg:x="26.207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21.67cm" svg:y1="15.042cm" svg:x2="26.207cm" svg:y2="11.583cm" draw:start-shape="id2" draw:start-glue-point="4" draw:end-shape="id3" draw:end-glue-point="6" svg:d="M21670 15042c0-2306 1512-3459 4537-3459" svg:viewBox="0 0 4538 3460">
          <text:p/>
        </draw:connector>
        <draw:line draw:style-name="gr5" draw:text-style-name="P2" draw:layer="layout" svg:x1="26.207cm" svg:y1="15.042cm" svg:x2="26.207cm" svg:y2="20.122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Medium" svg:font-family="'Source Code Pro Medium'" style:font-family-generic="modern" style:font-pitch="variable"/>
    <style:font-face style:name="Source Code Pro Medium1" svg:font-family="'Source Code Pro Medium'" style:font-family-generic="modern" style:font-pitch="fixed"/>
    <style:font-face style:name="Source Code Pro Medium2" svg:font-family="'Source Code Pro Medium'" style:font-adornments="Regular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draw:marker-start-width="0.356cm" draw:marker-end="Arrow" draw:marker-end-width="0.6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1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52cm" fo:margin-bottom="0cm" fo:text-indent="0cm"/>
      <style:text-properties fo:font-size="45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9cm" fo:margin-bottom="0cm" fo:text-indent="0cm"/>
      <style:text-properties fo:font-size="3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6cm" fo:margin-bottom="0cm" fo:text-indent="0cm"/>
      <style:text-properties fo:font-size="32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3cm" fo:margin-bottom="0cm" fo:text-indent="0cm"/>
      <style:text-properties fo:font-size="32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8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4cm" fo:page-height="25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61cm" svg:x="1cm" svg:y="2.64cm"/>
      <draw:page-thumbnail draw:layer="backgroundobjects" svg:width="9.294cm" svg:height="6.561cm" svg:x="1cm" svg:y="10.688cm"/>
      <draw:page-thumbnail draw:layer="backgroundobjects" svg:width="9.294cm" svg:height="6.561cm" svg:x="1cm" svg:y="18.736cm"/>
      <draw:page-thumbnail draw:layer="backgroundobjects" svg:width="9.294cm" svg:height="6.561cm" svg:x="11.295cm" svg:y="2.64cm"/>
      <draw:page-thumbnail draw:layer="backgroundobjects" svg:width="9.294cm" svg:height="6.561cm" svg:x="11.295cm" svg:y="10.688cm"/>
      <draw:page-thumbnail draw:layer="backgroundobjects" svg:width="9.294cm" svg:height="6.561cm" svg:x="11.295cm" svg:y="18.736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2.759cm" svg:height="4.29cm" svg:x="1.82cm" svg:y="1.024cm" presentation:class="title" presentation:placeholder="true">
        <draw:text-box/>
      </draw:frame>
      <draw:frame presentation:style-name="Default-outline1" draw:layer="backgroundobjects" svg:width="32.759cm" svg:height="14.904cm" svg:x="1.82cm" svg:y="6.012cm" presentation:class="outline" presentation:placeholder="true">
        <draw:text-box/>
      </draw:frame>
      <draw:frame presentation:style-name="Mpr1" draw:text-style-name="MP2" draw:layer="backgroundobjects" svg:width="8.48cm" svg:height="1.77cm" svg:x="1.82cm" svg:y="23.4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538cm" svg:height="1.77cm" svg:x="12.448cm" svg:y="23.4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48cm" svg:height="1.77cm" svg:x="26.098cm" svg:y="23.4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11:56:29.452000000</meta:creation-date>
    <meta:editing-duration>PT32M58S</meta:editing-duration>
    <meta:editing-cycles>11</meta:editing-cycles>
    <meta:generator>LibreOffice/7.6.2.1$Windows_X86_64 LibreOffice_project/56f7684011345957bbf33a7ee678afaf4d2ba333</meta:generator>
    <meta:initial-creator>thpe</meta:initial-creator>
    <dc:date>2023-10-28T13:02:18.367000000</dc:date>
    <dc:creator>thpe</dc:creator>
    <meta:document-statistic meta:object-count="34"/>
  </office:meta>
</office:document-meta>
</file>